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6a7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6a7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6a7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6a7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6a7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6a7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6a7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6a7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6a7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6a7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6a7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6a7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6a7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6a7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6a7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6a7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6a7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esar José Fernández Coell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9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191049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genis Del Valle Coello Villarroe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91049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4.43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6" meta:non-whitespace-character-count="1007"/>
    <meta:template xlink:type="simple" xlink:actuate="onRequest" xlink:title="Normal" xlink:href=""/>
  </office:meta>
</office:document-meta>
</file>